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EPPSP_5.2.2 cycle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default-cell-style-name="Default"/>
        <table:table-column table:style-name="co6" table:default-cell-style-name="ce25"/>
        <table:table-column table:style-name="co6" table:number-columns-repeated="8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84];&quot;High&quot;;[.D5:.D184])" office:value-type="float" office:value="34">
            <text:p>34</text:p>
          </table:table-cell>
          <table:table-cell table:style-name="Default" table:formula="of:=SUMPRODUCT(([.C5:.C184]=&quot;High&quot;)*([.E5:.E184]=&quot;x&quot;)*[.D5:.D184])" office:value-type="float" office:value="10">
            <text:p>10</text:p>
          </table:table-cell>
          <table:table-cell table:formula="of:=SUMPRODUCT(([.C5:.C184]=&quot;High&quot;)*([.F5:.F184]=&quot;x&quot;)*[.D5:.D184])" office:value-type="float" office:value="12">
            <text:p>12</text:p>
          </table:table-cell>
          <table:table-cell table:style-name="Default" table:formula="of:=SUMPRODUCT(([.C5:.C184]=&quot;High&quot;)*([.G5:.G184]=&quot;x&quot;)*[.D5:.D184])" office:value-type="float" office:value="8">
            <text:p>8</text:p>
          </table:table-cell>
          <table:table-cell table:formula="of:=SUMPRODUCT(([.C5:.C184]=&quot;High&quot;)*([.H5:.H184]=&quot;x&quot;)*[.D5:.D184])" office:value-type="float" office:value="4">
            <text:p>4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84];&quot;Medium&quot;;[.D5:.D184])" office:value-type="float" office:value="22">
            <text:p>22</text:p>
          </table:table-cell>
          <table:table-cell table:style-name="Default" table:formula="of:=SUMPRODUCT(([.C5:.C184]=&quot;Medium&quot;)*([.E5:.E184]=&quot;x&quot;)*[.D5:.D184])" office:value-type="float" office:value="4">
            <text:p>4</text:p>
          </table:table-cell>
          <table:table-cell table:formula="of:=SUMPRODUCT(([.C5:.C184]=&quot;Medium&quot;)*([.F5:.F184]=&quot;x&quot;)*[.D5:.D184])" office:value-type="float" office:value="3">
            <text:p>3</text:p>
          </table:table-cell>
          <table:table-cell table:style-name="Default" table:formula="of:=SUMPRODUCT(([.C5:.C184]=&quot;Medium&quot;)*([.G5:.G184]=&quot;x&quot;)*[.D5:.D184])" office:value-type="float" office:value="6">
            <text:p>6</text:p>
          </table:table-cell>
          <table:table-cell table:formula="of:=SUMPRODUCT(([.C5:.C184]=&quot;Medium&quot;)*([.H5:.H184]=&quot;x&quot;)*[.D5:.D184])" office:value-type="float" office:value="9">
            <text:p>9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84];&quot;Low&quot;;[.D5:.D184])" office:value-type="float" office:value="4">
            <text:p>4</text:p>
          </table:table-cell>
          <table:table-cell table:style-name="Default" table:formula="of:=SUMPRODUCT(([.C5:.C184]=&quot;Low&quot;)*([.E5:.E184]=&quot;x&quot;)*[.D5:.D184])" office:value-type="float" office:value="1">
            <text:p>1</text:p>
          </table:table-cell>
          <table:table-cell table:formula="of:=SUMPRODUCT(([.C5:.C184]=&quot;Low&quot;)*([.F5:.F184]=&quot;x&quot;)*[.D5:.D184])" office:value-type="float" office:value="0">
            <text:p>0</text:p>
          </table:table-cell>
          <table:table-cell table:style-name="Default" table:formula="of:=SUMPRODUCT(([.C5:.C184]=&quot;Low&quot;)*([.G5:.G184]=&quot;x&quot;)*[.D5:.D184])" office:value-type="float" office:value="1">
            <text:p>1</text:p>
          </table:table-cell>
          <table:table-cell table:formula="of:=SUMPRODUCT(([.C5:.C184]=&quot;Low&quot;)*([.H5:.H184]=&quot;x&quot;)*[.D5:.D184])" office:value-type="float" office:value="2">
            <text:p>2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30" table:number-columns-repeated="49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1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Copy_Pas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Cut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Cut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2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Cut_Pas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3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4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Renam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5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Symlin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WebDAV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WebDAV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6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WebDAV\Cre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CT_07</text:p>
          </table:table-cell>
          <table:table-cell table:style-name="ce25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ction\WebDAV\Ac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CT_08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ction\Drag_Drop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1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2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Catego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3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Rel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Node_Proper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Node_Proper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I_04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in\Node_Propert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I_05</text:p>
          </table:table-cell>
          <table:table-cell table:style-name="ce25" office:value-type="string">
            <text:p>SniffTest -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in\Export_Impor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a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a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1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ECMS\DMS\ADM\Tag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2</text:p>
          </table:table-cell>
          <table:table-cell table:style-name="ce25" office:value-type="string">
            <text:p>SniffTest - Set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/>
          <table:table-cell/>
          <table:table-cell table:style-name="ce25"/>
          <table:table-cell table:style-name="ce25" office:value-type="string">
            <text:p>ECMS\DMS\ADM\Categori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3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Templ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4</text:p>
          </table:table-cell>
          <table:table-cell table:style-name="ce25" office:value-type="string">
            <text:p>SniffTest - Clipboard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5</text:p>
          </table:table-cell>
          <table:table-cell office:value-type="string">
            <text:p>SniffTest - Manage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Dri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Dri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6</text:p>
          </table:table-cell>
          <table:table-cell table:style-name="ce25" office:value-type="string">
            <text:p>Sniff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Dri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Name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Name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7</text:p>
          </table:table-cell>
          <table:table-cell office:value-type="string">
            <text:p>SniffTest - Manage Template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Namespac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Node_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Node_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08</text:p>
          </table:table-cell>
          <table:table-cell table:style-name="ce25" office:value-type="string">
            <text:p>SniffTest - Manage Metadata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Node_Typ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09</text:p>
          </table:table-cell>
          <table:table-cell office:value-type="string">
            <text:p>SniffTest - Manage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Scrip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Scrip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0</text:p>
          </table:table-cell>
          <table:table-cell table:style-name="ce25" office:value-type="string">
            <text:p>SniffTest - Manage Driv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Scrip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ADM_11</text:p>
          </table:table-cell>
          <table:table-cell office:value-type="string">
            <text:p>SniffTest - Namespace regist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ADM\Ac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Lock_Un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Lock_Un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ADM_12</text:p>
          </table:table-cell>
          <table:table-cell table:style-name="ce25" office:value-type="string">
            <text:p>SniffTest - Manage Node Typ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ADM\Lock_Unlock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reate\Folder\Content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reate\Folder\Content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FD_01</text:p>
          </table:table-cell>
          <table:table-cell office:value-type="string">
            <text:p>Sniff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reate\Folder\Content_Fold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Clipbo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Clipbo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LB_01</text:p>
          </table:table-cell>
          <table:table-cell table:style-name="ce25" office:value-type="string">
            <text:p>SniffTest - View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Clipboar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ollaboration\Tag\Priv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ollaboration\Tag\Priv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1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ollaboration\Tag\Privat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Collaboration\Tag\Public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Collaboration\Tag\Public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2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/>
          <table:table-cell office:value-type="string">
            <text:p>x</text:p>
          </table:table-cell>
          <table:table-cell table:style-name="ce25" office:value-type="string">
            <text:p>ECMS\DMS\Collaboration\Tag\Public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ollaboration\Langu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ollaboration\Langu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3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ECMS\DMS\Collaboration\Languag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COL_04</text:p>
          </table:table-cell>
          <table:table-cell table:style-name="ce25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ollaboration\Vot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COL_05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Collaboration\Comment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1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Articl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DOC_02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Create\Document\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DOC_03</text:p>
          </table:table-cell>
          <table:table-cell table:style-name="ce25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Create\Document\Free_Layout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INF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Info\Permiss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INF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Info\Metadata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1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Search\Simp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R_02</text:p>
          </table:table-cell>
          <table:table-cell table:style-name="ce25" office:value-type="string">
            <text:p>SniffTest - Info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arch\Advance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SER_03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Search\Query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DMS_SET_01</text:p>
          </table:table-cell>
          <table:table-cell table:style-name="ce25" office:value-type="string">
            <text:p>Sniff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DMS\Setting\Browsing_Preferences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DMS_UPL_01</text:p>
          </table:table-cell>
          <table:table-cell office:value-type="string">
            <text:p>SniffTest - Uploa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DMS\Upload_Fil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CL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Content_List_Viewer\Create_By_Fold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CLV_02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office:value-type="string">
            <text:p>ECMS\WCM\Content_List_Viewer\Create_By_Contents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DPC_01</text:p>
          </table:table-cell>
          <table:table-cell table:style-name="ce25" office:value-type="string">
            <text:p>SniffTest - Un_public 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 table:style-name="ce25" office:value-type="string">
            <text:p>ECMS\WCM\UnPublication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ECL_01</text:p>
          </table:table-cell>
          <table:table-cell office:value-type="string">
            <text:p>SniffTest - Edit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Edit_CLV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FCK_01</text:p>
          </table:table-cell>
          <table:table-cell table:style-name="ce25" office:value-type="string">
            <text:p>SniffTest - Category of event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FCK_Edito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FGR_01</text:p>
          </table:table-cell>
          <table:table-cell office:value-type="string">
            <text:p>SniffTest - Creat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Form_Generato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1</text:p>
          </table:table-cell>
          <table:table-cell table:style-name="ce25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Category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2</text:p>
          </table:table-cell>
          <table:table-cell office:value-type="string">
            <text:p>SniffTest - Manage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ption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L_03</text:p>
          </table:table-cell>
          <table:table-cell table:style-name="ce25" office:value-type="string">
            <text:p>SniffTest - Manage 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letter_Manager\Lett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NEL_04</text:p>
          </table:table-cell>
          <table:table-cell office:value-type="string">
            <text:p>SniffTest - Subscribe news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Newsletter_Manager\Subscribe_Letter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NEW_01</text:p>
          </table:table-cell>
          <table:table-cell table:style-name="ce25" office:value-type="string">
            <text:p>SniffTest - Category of news pag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News 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CM_SCD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ECMS\WCM\Search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CM_SCV_01</text:p>
          </table:table-cell>
          <table:table-cell table:style-name="ce25" office:value-type="string">
            <text:p>SniffTest - Ad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ECMS\WCM\Single_Content_Viewer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Admin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Admin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ADM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Admin\View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ADM_02</text:p>
          </table:table-cell>
          <table:table-cell table:style-name="ce25" office:value-type="string">
            <text:p>SniffTest - Holiday proces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Admin\Upload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CPN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Content_Publishing\Approve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SNF_ECMS_WF_HLD_01</text:p>
          </table:table-cell>
          <table:table-cell table:style-name="ce25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/>
          <table:table-cell table:style-name="ce25"/>
          <table:table-cell table:style-name="ce25" office:value-type="string">
            <text:p>WF\Holiday\Approve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SNF_ECMS_WF_PRS_01</text:p>
          </table:table-cell>
          <table:table-cell office:value-type="string">
            <text:p>SniffTest - Pay raise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WF\Pay_Raise\WF\Grand</text:p>
          </table:table-cell>
          <table:table-cell table:number-columns-repeated="6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17:2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02T17:23:48</dc:date>
    <dc:creator>exoplatform </dc:creator>
    <meta:editing-duration>PT2H19M10S</meta:editing-duration>
    <meta:editing-cycles>19</meta:editing-cycles>
    <meta:generator>LibreOffice/3.4$Unix LibreOffice_project/340m1$Build-402</meta:generator>
    <meta:document-statistic meta:table-count="2" meta:cell-count="1107" meta:object-count="0"/>
    <meta:user-defined meta:name="Info 1"/>
    <meta:user-defined meta:name="Info 2"/>
    <meta:user-defined meta:name="Info 3"/>
    <meta:user-defined meta:name="Info 4"/>
  </office:meta>
</office:document-meta>
</file>